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6" style:family="paragraph" style:parent-style-name="Standard">
      <style:paragraph-properties fo:line-height="200%"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fo:color="#808080" fo:font-size="14pt" fo:font-style="italic" style:font-size-asian="14pt" style:font-style-asian="italic" style:font-size-complex="14pt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.376cm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 fo:margin-left="2.498cm" fo:margin-right="0cm" fo:line-height="200%" fo:text-align="justify" style:justify-single-word="false" fo:text-indent="0cm" style:auto-text-indent="false"/>
    </style:style>
    <style:style style:name="P11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12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13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p4">
      <style:paragraph-properties fo:margin-left="1.376cm" fo:margin-right="0cm" fo:line-height="100%" fo:text-align="justify" style:justify-single-word="false" fo:text-indent="0cm" style:auto-text-indent="false"/>
    </style:style>
    <style:style style:name="P15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6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7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8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</style:style>
    <style:style style:name="P19" style:family="paragraph" style:parent-style-name="p5">
      <style:paragraph-properties fo:margin-left="2.794cm" fo:margin-right="0cm" fo:line-height="100%" fo:text-align="justify" style:justify-single-word="false" fo:text-indent="-1.524cm" style:auto-text-indent="false"/>
      <style:text-properties fo:font-size="11pt" style:font-size-asian="11pt"/>
    </style:style>
    <style:style style:name="P20" style:family="paragraph" style:parent-style-name="p2">
      <style:paragraph-properties fo:line-height="100%" fo:text-align="justify" style:justify-single-word="false"/>
      <style:text-properties fo:font-size="11pt" style:font-size-asian="11pt"/>
    </style:style>
    <style:style style:name="P21" style:family="paragraph" style:parent-style-name="p2" style:master-page-name="Standard">
      <style:paragraph-properties fo:line-height="100%" fo:text-align="justify" style:justify-single-word="false" style:page-number="auto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24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25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643c2" style:font-size-asian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1643c2" style:font-size-asian="11pt" style:font-weight-asian="bold"/>
    </style:style>
    <style:style style:name="T5" style:family="text">
      <style:text-properties style:text-position="27% 100%" fo:font-size="11pt" style:font-size-asian="11pt"/>
    </style:style>
    <style:style style:name="T6" style:family="text">
      <style:text-properties fo:font-size="16pt" fo:font-style="italic" style:font-size-asian="16pt" style:font-style-asian="italic"/>
    </style:style>
    <style:style style:name="T7" style:family="text">
      <style:text-properties fo:font-size="8pt" style:font-size-asian="8pt"/>
    </style:style>
    <style:style style:name="T8" style:family="text">
      <style:text-properties officeooo:rsid="001643c2"/>
    </style:style>
    <style:style style:name="T9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" fo:background-color="#ffffff" style:background-transparency="100%" fo:padding="0.037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3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s text:c="37"/></text:span><text:span text:style-name="T3"><text:s text:c="4"/>SERVIZIO EDILIZIA PRIVATA</text:span></text:p>
      <text:p text:style-name="P13">Modulo <text:s/>riepilogativo <text:s/>pagamenti <text:s/>oneri <text:s/>di <text:s/>urbanizzazione primaria e secondaria e costo di costruzione relativi ai permessi di costruire <text:s/>rilasciati.</text:p>
      <text:p text:style-name="P12"><text:span text:style-name="T1">Riferimento L.R. n° 25 del 07.04.1995. Delibera C.C. n°</text:span><text:span text:style-name="T5"> </text:span><text:span text:style-name="T1">105 del 10.11.1995 e successivi aggiornamenti e integrazioni.</text:span></text:p>
      <text:p text:style-name="P16"/>
      <text:p text:style-name="P17">MODULO 1</text:p>
      <text:p text:style-name="P17">PAGAMENTO NON RATEIZZATO</text:p>
      <text:p text:style-name="P17"/>
      <text:p text:style-name="P12"><text:span text:style-name="T3">Oggetto: </text:span><text:span text:style-name="T4">[oggetto] in [ubicazione]</text:span></text:p>
      <text:p text:style-name="P12"><text:span text:style-name="T3">Richiedente: </text:span><text:span text:style-name="T4">[elenco_richiedenti]</text:span></text:p>
      <text:p text:style-name="P3"/>
      <text:p text:style-name="P9"><text:s text:c="14"/>Pratica Condono n° <text:s text:c="81"/>ANNO 200</text:p>
      <text:p text:style-name="P4"/>
      <text:p text:style-name="P18"><text:span text:style-name="T3">B l</text:span><text:span text:style-name="T1"> <text:tab/>Quota di interesse esclusivo operatore assimilabile alla quota relativa all’urbanizzazione primaria (V. DCC 105/1995)</text:span></text:p>
      <text:p text:style-name="P25"/>
      <text:p text:style-name="P6"><text:span text:style-name="T1"><text:tab/><text:tab/></text:span><text:span text:style-name="T2">[oneri_urb_1]</text:span></text:p>
      <text:p text:style-name="P19"/>
      <text:p text:style-name="P18"><text:span text:style-name="T3">B2 </text:span><text:span text:style-name="T1"><text:tab/>Quota di interesse generale assimilabile alla quota relativa all’urbanizzazione secondaria ai fini dell’applicazione della L.R. 4/1985 (V. DCC 105/1995)</text:span></text:p>
      <text:p text:style-name="P19"/>
      <text:p text:style-name="P6"><text:tab/><text:tab/><text:span text:style-name="T8">[oneri_urb_2]</text:span></text:p>
      <text:p text:style-name="P5"/>
      <text:p text:style-name="P10"><text:span text:style-name="T1">totale oneri di urbanizzazione = B = B l + B2 = </text:span><text:span text:style-name="T2">[oneri_urb]</text:span></text:p>
      <text:p text:style-name="P4"/>
      <text:p text:style-name="P11"><text:span text:style-name="T3"><text:tab/> <text:s text:c="13"/>A <text:s text:c="8"/></text:span><text:span text:style-name="T1">QUOTA COSTO DI COSTRUZIONE</text:span></text:p>
      <text:p text:style-name="P15"><text:s/></text:p>
      <text:p text:style-name="P6"><text:s text:c="28"/><text:span text:style-name="T8">[oneri_cc]</text:span></text:p>
      <text:p text:style-name="P24">__________________________________________________________________________</text:p>
      <text:p text:style-name="P15">Il <text:s/>presente <text:s/>modulo <text:s/>deve <text:s/>essere <text:s/>inviato <text:s/>al <text:s/>Servizio Finanziario <text:s/>subito <text:s/>dopo <text:s/>il <text:s/>rilascio <text:s/>del permesso di costruire </text:p>
      <text:p text:style-name="P14"><text:span text:style-name="T1">Copia <text:s/>di <text:s/>esso <text:s/>deve <text:s/>essere <text:s/>allegata <text:s/>alla <text:s/>pratica <text:s/>di Condono Edilizio</text:span></text:p>
      <text:p text:style-name="P20"><draw:frame draw:style-name="fr1" draw:name="Cornice1" text:anchor-type="char" svg:x="4.318cm" svg:y="1.566cm" svg:width="15.75cm" svg:height="2.034cm" draw:z-index="1"><draw:text-box><text:p text:style-name="Standard"/></draw:text-box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1.164cm" fo:margin-right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-left="0.254cm" fo:margin-right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5.552cm" fo:margin-left="0.238cm" table:align="left" style:writing-mode="lr-tb"/>
    </style:style>
    <style:style style:name="Tabella1.A" style:family="table-column">
      <style:table-column-properties style:column-width="5.175cm"/>
    </style:style>
    <style:style style:name="Tabella1.C" style:family="table-column">
      <style:table-column-properties style:column-width="5.20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1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text-align="justify" style:justify-single-word="false"/>
      <style:text-properties fo:color="#808080" fo:font-size="14pt" fo:font-style="italic" style:font-size-asian="14pt" style:font-style-asian="italic" style:font-size-complex="14pt"/>
    </style:style>
    <style:style style:name="MP4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>
      <style:text-properties fo:font-size="16pt" fo:font-style="italic" style:font-size-asian="16pt" style:font-style-asian="italic"/>
    </style:style>
    <style:style style:name="MT2" style:family="text">
      <style:text-properties fo:font-size="8pt" style:font-size-asian="8pt"/>
    </style:style>
    <style:style style:name="MT3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73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2" text:anchor-type="char" svg:x="2.316cm" svg:y="0.275cm" svg:width="14.734cm" svg:height="3.558cm" draw:z-index="0"><draw:text-box><text:p text:style-name="MP1">Comune di Savona</text:p><text:p text:style-name="MP2"><text:span text:style-name="MT1">Settore Pianificazione Territoriale</text:span></text:p><text:p text:style-name="MP3">Ufficio Condono Edilizio</text:p></draw:text-box></draw:frame><draw:frame draw:style-name="Mfr2" draw:name="Oggetto1" text:anchor-type="as-char" svg:width="2.178cm" svg:height="3.117cm" draw:z-index="2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header-left style:display="false">
        <text:p text:style-name="Header_20_left"/>
      </style:header-left>
      <style:footer>
        <table:table table:name="Tabella1" table:style-name="Tabella1">
          <table:table-column table:style-name="Tabella1.A" table:number-columns-repeated="2"/>
          <table:table-column table:style-name="Tabella1.C"/>
          <table:table-row table:style-name="Tabella1.1">
            <table:table-cell table:style-name="Tabella1.A1" office:value-type="string">
              <text:p text:style-name="MP4">RESPONSABILE DELL’ISTRUTTORIA</text:p>
              <text:p text:style-name="MP4">Geom. XXXX YYYYYYY</text:p>
              <text:p text:style-name="MP4"/>
              <text:p text:style-name="MP4"/>
            </table:table-cell>
            <table:table-cell table:style-name="Tabella1.A1" office:value-type="string">
              <text:p text:style-name="MP4">RESPONSABILE DEL PROCEDIMENTO</text:p>
              <text:p text:style-name="MP4">Arch. Sandra Venturi</text:p>
            </table:table-cell>
            <table:table-cell table:style-name="Tabella1.C1" office:value-type="string">
              <text:p text:style-name="MP4">DIRIGENTE</text:p>
              <text:p text:style-name="MP4"/>
              <text:p text:style-name="MP4">Arch. Luciano Campagnolo</text:p>
            </table:table-cell>
          </table:table-row>
        </table:table>
        <text:p text:style-name="Footer"><text:span text:style-name="MT2"><text:s text:c="100"/>file:</text:span><text:span text:style-name="MT2"><text:file-name text:display="full">C:\Users\Claudio\Desktop\savona_modelli\CONDONO\modello oneri CONDONO.odt</text:file-name></text:span><text:span text:style-name="MT2"><text:tab/><text:tab/></text:span></text:p>
        <text:p text:style-name="Footer"><text:span text:style-name="MT2"><text:tab/> <text:s text:c="139"/>Pagina </text:span><text:span text:style-name="Page_20_Number"><text:span text:style-name="MT2"><text:page-number text:select-page="current"/></text:span></text:span><text:span text:style-name="Page_20_Number"><text:span text:style-name="MT2"> di </text:span></text:span><text:span text:style-name="Page_20_Number"><text:span text:style-name="MT2"><text:page-count style:num-format="1">1</text:page-count></text:span></text:span></text:p>
      </style:footer>
      <style:footer-first style:display="false">
        <text:p text:style-name="Footer"/>
      </style:footer-first>
      <style:footer-left style:display="false">
        <text:p text:style-name="MP5"><text:s text:c="104"/>file:<text:file-name text:display="full">C:\Users\Claudio\Desktop\savona_modelli\CONDONO\modello oneri CONDONO.odt</text:file-name><text:tab/><text:tab/><text:tab/></text:p>
        <text:p text:style-name="Footer"><text:tab/> <text:s text:c="144"/>Pagina <text:span text:style-name="Page_20_Number"><text:page-number text:select-page="current"/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33:16.234000000</meta:creation-date>
    <dc:date>2014-04-15T11:36:28.252000000</dc:date>
    <meta:print-date>1999-05-25T17:27:00</meta:print-date>
    <meta:editing-cycles>4</meta:editing-cycles>
    <meta:editing-duration>PT2M</meta:editing-duration>
    <meta:generator>LibreOffice/4.1.4.2$Windows_x86 LibreOffice_project/0a0440ccc0227ad9829de5f46be37cfb6edcf72</meta:generator>
    <meta:document-statistic meta:table-count="1" meta:image-count="0" meta:object-count="1" meta:page-count="1" meta:paragraph-count="33" meta:word-count="172" meta:character-count="2019" meta:non-whitespace-character-count="1159"/>
  </office:meta>
</office:document-meta>
</file>